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7327f" officeooo:paragraph-rsid="0017327f"/>
    </style:style>
    <style:style style:name="P2" style:family="paragraph" style:parent-style-name="Standard">
      <style:paragraph-properties fo:text-align="start" style:justify-single-word="false"/>
      <style:text-properties officeooo:rsid="00190c1b" officeooo:paragraph-rsid="00190c1b"/>
    </style:style>
    <style:style style:name="P3" style:family="paragraph" style:parent-style-name="Standard">
      <style:paragraph-properties fo:text-align="start" style:justify-single-word="false"/>
      <style:text-properties officeooo:rsid="00190c1b" officeooo:paragraph-rsid="006b16ab"/>
    </style:style>
    <style:style style:name="P4" style:family="paragraph" style:parent-style-name="Standard">
      <style:paragraph-properties fo:text-align="start" style:justify-single-word="false"/>
      <style:text-properties officeooo:rsid="00190c1b" officeooo:paragraph-rsid="00806688"/>
    </style:style>
    <style:style style:name="P5" style:family="paragraph" style:parent-style-name="Standard">
      <style:paragraph-properties fo:text-align="start" style:justify-single-word="false"/>
      <style:text-properties officeooo:rsid="001b63a5" officeooo:paragraph-rsid="002260b6"/>
    </style:style>
    <style:style style:name="P6" style:family="paragraph" style:parent-style-name="Standard">
      <style:paragraph-properties fo:text-align="start" style:justify-single-word="false"/>
      <style:text-properties officeooo:rsid="001b63a5" officeooo:paragraph-rsid="005048e9"/>
    </style:style>
    <style:style style:name="P7" style:family="paragraph" style:parent-style-name="Standard">
      <style:paragraph-properties fo:text-align="start" style:justify-single-word="false"/>
      <style:text-properties officeooo:rsid="001b63a5" officeooo:paragraph-rsid="00518162"/>
    </style:style>
    <style:style style:name="P8" style:family="paragraph" style:parent-style-name="Standard">
      <style:paragraph-properties fo:text-align="start" style:justify-single-word="false"/>
      <style:text-properties officeooo:rsid="001b63a5" officeooo:paragraph-rsid="00806688"/>
    </style:style>
    <style:style style:name="P9" style:family="paragraph" style:parent-style-name="Standard">
      <style:paragraph-properties fo:text-align="start" style:justify-single-word="false"/>
      <style:text-properties officeooo:rsid="001b63a5" officeooo:paragraph-rsid="00a5703c"/>
    </style:style>
    <style:style style:name="P10" style:family="paragraph" style:parent-style-name="Standard">
      <style:paragraph-properties fo:text-align="start" style:justify-single-word="false"/>
      <style:text-properties officeooo:paragraph-rsid="003b2519"/>
    </style:style>
    <style:style style:name="P11" style:family="paragraph" style:parent-style-name="Standard">
      <style:paragraph-properties fo:text-align="start" style:justify-single-word="false"/>
      <style:text-properties fo:font-weight="bold" officeooo:rsid="001b63a5" officeooo:paragraph-rsid="00225695" style:font-weight-asian="bold" style:font-weight-complex="bold"/>
    </style:style>
    <style:style style:name="P12" style:family="paragraph" style:parent-style-name="Standard">
      <style:paragraph-properties fo:text-align="start" style:justify-single-word="false"/>
      <style:text-properties fo:font-weight="bold" officeooo:rsid="001b63a5" officeooo:paragraph-rsid="00518162" style:font-weight-asian="bold" style:font-weight-complex="bold"/>
    </style:style>
    <style:style style:name="P13" style:family="paragraph" style:parent-style-name="Standard">
      <style:paragraph-properties fo:text-align="start" style:justify-single-word="false"/>
      <style:text-properties fo:font-weight="bold" officeooo:rsid="001b63a5" officeooo:paragraph-rsid="00806688" style:font-weight-asian="bold" style:font-weight-complex="bold"/>
    </style:style>
    <style:style style:name="P14" style:family="paragraph" style:parent-style-name="Standard">
      <style:paragraph-properties fo:text-align="start" style:justify-single-word="false"/>
      <style:text-properties fo:font-weight="bold" officeooo:rsid="001b63a5" officeooo:paragraph-rsid="00a5703c" style:font-weight-asian="bold" style:font-weight-complex="bold"/>
    </style:style>
    <style:style style:name="P15" style:family="paragraph" style:parent-style-name="Standard">
      <style:paragraph-properties fo:text-align="start" style:justify-single-word="false"/>
      <style:text-properties fo:font-weight="bold" officeooo:rsid="002c539d" officeooo:paragraph-rsid="002c539d" style:font-weight-asian="bold" style:font-weight-complex="bold"/>
    </style:style>
    <style:style style:name="P16" style:family="paragraph" style:parent-style-name="Standard">
      <style:paragraph-properties fo:text-align="start" style:justify-single-word="false"/>
      <style:text-properties fo:font-weight="bold" officeooo:rsid="002c539d" officeooo:paragraph-rsid="003b2519" style:font-weight-asian="bold" style:font-weight-complex="bold"/>
    </style:style>
    <style:style style:name="P17" style:family="paragraph" style:parent-style-name="Standard">
      <style:paragraph-properties fo:text-align="start" style:justify-single-word="false"/>
      <style:text-properties fo:font-weight="bold" officeooo:rsid="002c539d" officeooo:paragraph-rsid="00518162" style:font-weight-asian="bold" style:font-weight-complex="bold"/>
    </style:style>
    <style:style style:name="P18" style:family="paragraph" style:parent-style-name="Standard">
      <style:paragraph-properties fo:text-align="start" style:justify-single-word="false"/>
      <style:text-properties fo:font-weight="bold" officeooo:rsid="002c539d" officeooo:paragraph-rsid="00806688" style:font-weight-asian="bold" style:font-weight-complex="bold"/>
    </style:style>
    <style:style style:name="P19" style:family="paragraph" style:parent-style-name="Standard">
      <style:paragraph-properties fo:text-align="start" style:justify-single-word="false"/>
      <style:text-properties fo:font-weight="bold" officeooo:rsid="002c539d" officeooo:paragraph-rsid="008aa3bc" style:font-weight-asian="bold" style:font-weight-complex="bold"/>
    </style:style>
    <style:style style:name="P20" style:family="paragraph" style:parent-style-name="Standard">
      <style:paragraph-properties fo:text-align="start" style:justify-single-word="false"/>
      <style:text-properties fo:font-weight="bold" officeooo:rsid="002c539d" officeooo:paragraph-rsid="008c0639" style:font-weight-asian="bold" style:font-weight-complex="bold"/>
    </style:style>
    <style:style style:name="P21" style:family="paragraph" style:parent-style-name="Standard">
      <style:paragraph-properties fo:text-align="start" style:justify-single-word="false"/>
      <style:text-properties fo:font-weight="bold" officeooo:rsid="002c539d" officeooo:paragraph-rsid="00a5703c" style:font-weight-asian="bold" style:font-weight-complex="bold"/>
    </style:style>
    <style:style style:name="P22" style:family="paragraph" style:parent-style-name="Standard">
      <style:paragraph-properties fo:text-align="start" style:justify-single-word="false"/>
      <style:text-properties fo:font-weight="bold" officeooo:rsid="002c539d" officeooo:paragraph-rsid="00aa7204" style:font-weight-asian="bold" style:font-weight-complex="bold"/>
    </style:style>
    <style:style style:name="P23" style:family="paragraph" style:parent-style-name="Standard">
      <style:paragraph-properties fo:text-align="start" style:justify-single-word="false"/>
      <style:text-properties officeooo:rsid="002c539d" officeooo:paragraph-rsid="00518162"/>
    </style:style>
    <style:style style:name="P24" style:family="paragraph" style:parent-style-name="Standard">
      <style:paragraph-properties fo:text-align="start" style:justify-single-word="false"/>
      <style:text-properties officeooo:rsid="006bfec3" officeooo:paragraph-rsid="006bfec3"/>
    </style:style>
    <style:style style:name="P25" style:family="paragraph" style:parent-style-name="Standard">
      <style:paragraph-properties fo:text-align="start" style:justify-single-word="false"/>
      <style:text-properties officeooo:rsid="006f6ffe" officeooo:paragraph-rsid="006f6ffe"/>
    </style:style>
    <style:style style:name="P26" style:family="paragraph" style:parent-style-name="Standard">
      <style:paragraph-properties fo:text-align="start" style:justify-single-word="false" fo:padding-left="0cm" fo:padding-right="0cm" fo:padding-top="0cm" fo:padding-bottom="0.074cm" fo:border-left="none" fo:border-right="none" fo:border-top="none" fo:border-bottom="0.99pt solid #000000" style:join-border="false"/>
      <style:text-properties fo:font-weight="bold" officeooo:rsid="002c539d" officeooo:paragraph-rsid="00806688" style:font-weight-asian="bold" style:font-weight-complex="bold"/>
    </style:style>
    <style:style style:name="T1" style:family="text">
      <style:text-properties fo:font-size="48pt" style:font-size-asian="48pt" style:font-size-complex="48pt"/>
    </style:style>
    <style:style style:name="T2" style:family="text">
      <style:text-properties fo:font-weight="bold" style:font-weight-asian="bold" style:font-weight-complex="bold"/>
    </style:style>
    <style:style style:name="T3" style:family="text">
      <style:text-properties fo:font-weight="bold" officeooo:rsid="002260b6" style:font-weight-asian="bold" style:font-weight-complex="bold"/>
    </style:style>
    <style:style style:name="T4" style:family="text">
      <style:text-properties fo:font-weight="bold" officeooo:rsid="005048e9" style:font-weight-asian="bold" style:font-weight-complex="bold"/>
    </style:style>
    <style:style style:name="T5" style:family="text">
      <style:text-properties fo:font-weight="bold" officeooo:rsid="006f8229" style:font-weight-asian="bold" style:font-weight-complex="bold"/>
    </style:style>
    <style:style style:name="T6" style:family="text">
      <style:text-properties fo:font-variant="normal" fo:text-transform="none" fo:color="#5555aa" style:font-name="monospace" fo:font-size="9pt" fo:letter-spacing="normal" fo:font-style="normal" fo:font-weight="bold" officeooo:rsid="003b2519" style:font-weight-asian="normal" style:font-weight-complex="normal"/>
    </style:style>
    <style:style style:name="T7" style:family="text">
      <style:text-properties fo:font-variant="normal" fo:text-transform="none" fo:color="#606060" style:font-name="monospace" fo:font-size="9pt" fo:letter-spacing="normal" fo:font-style="normal" fo:font-weight="normal" officeooo:rsid="003b2519" style:font-weight-asian="normal" style:font-weight-complex="normal"/>
    </style:style>
    <style:style style:name="T8" style:family="text">
      <style:text-properties fo:font-variant="normal" fo:text-transform="none" fo:color="#606060" style:font-name="monospace" fo:font-size="9pt" fo:letter-spacing="normal" fo:font-style="normal" fo:font-weight="normal" officeooo:rsid="008c0639" style:font-weight-asian="normal" style:font-weight-complex="normal"/>
    </style:style>
    <style:style style:name="T9" style:family="text">
      <style:text-properties fo:font-variant="normal" fo:text-transform="none" fo:color="#606060" style:font-name="monospace" fo:font-size="9pt" fo:letter-spacing="normal" fo:font-style="normal" fo:font-weight="normal" officeooo:rsid="00aa7204" style:font-weight-asian="normal" style:font-weight-complex="normal"/>
    </style:style>
    <style:style style:name="T10" style:family="text">
      <style:text-properties fo:font-variant="normal" fo:text-transform="none" fo:color="#606060" style:font-name="monospace" fo:font-size="9pt" fo:letter-spacing="normal" fo:font-style="normal" fo:font-weight="bold" officeooo:rsid="003b2519" style:font-weight-asian="normal" style:font-weight-complex="normal"/>
    </style:style>
    <style:style style:name="T11" style:family="text">
      <style:text-properties fo:font-variant="normal" fo:text-transform="none" fo:color="#000000" style:font-name="monospace" fo:font-size="9pt" fo:letter-spacing="normal" fo:font-style="normal" fo:font-weight="normal" officeooo:rsid="008c0639" style:font-weight-asian="normal" style:font-weight-complex="normal"/>
    </style:style>
    <style:style style:name="T12" style:family="text">
      <style:text-properties fo:font-variant="normal" fo:text-transform="none" fo:color="#000000" style:font-name="monospace" fo:font-size="9pt" fo:letter-spacing="normal" fo:font-style="normal" fo:font-weight="normal" officeooo:rsid="003b2519" style:font-weight-asian="normal" style:font-weight-complex="normal"/>
    </style:style>
    <style:style style:name="T13" style:family="text">
      <style:text-properties fo:font-variant="normal" fo:text-transform="none" fo:color="#000000" style:font-name="monospace" fo:font-size="9pt" fo:letter-spacing="normal" fo:font-style="normal" fo:font-weight="normal" officeooo:rsid="00aa7204" style:font-weight-asian="normal" style:font-weight-complex="normal"/>
    </style:style>
    <style:style style:name="T14" style:family="text">
      <style:text-properties officeooo:rsid="0021e879"/>
    </style:style>
    <style:style style:name="T15" style:family="text">
      <style:text-properties officeooo:rsid="002260b6"/>
    </style:style>
    <style:style style:name="T16" style:family="text">
      <style:text-properties fo:font-weight="normal" style:font-weight-asian="normal" style:font-weight-complex="normal"/>
    </style:style>
    <style:style style:name="T17" style:family="text">
      <style:text-properties fo:font-weight="normal" officeooo:rsid="002e43de" style:font-weight-asian="normal" style:font-weight-complex="normal"/>
    </style:style>
    <style:style style:name="T18" style:family="text">
      <style:text-properties fo:font-weight="normal" officeooo:rsid="003b2519" style:font-weight-asian="normal" style:font-weight-complex="normal"/>
    </style:style>
    <style:style style:name="T19" style:family="text">
      <style:text-properties fo:font-weight="normal" officeooo:rsid="002c539d" style:font-weight-asian="normal" style:font-weight-complex="normal"/>
    </style:style>
    <style:style style:name="T20" style:family="text">
      <style:text-properties fo:font-weight="normal" officeooo:rsid="00583c20" style:font-weight-asian="normal" style:font-weight-complex="normal"/>
    </style:style>
    <style:style style:name="T21" style:family="text">
      <style:text-properties fo:font-weight="normal" officeooo:rsid="007a01d6" style:font-weight-asian="normal" style:font-weight-complex="normal"/>
    </style:style>
    <style:style style:name="T22" style:family="text">
      <style:text-properties fo:font-weight="normal" officeooo:rsid="008a5c76" style:font-weight-asian="normal" style:font-weight-complex="normal"/>
    </style:style>
    <style:style style:name="T23" style:family="text">
      <style:text-properties officeooo:rsid="003b2519"/>
    </style:style>
    <style:style style:name="T24" style:family="text">
      <style:text-properties officeooo:rsid="005048e9"/>
    </style:style>
    <style:style style:name="T25" style:family="text">
      <style:text-properties officeooo:rsid="00518162"/>
    </style:style>
    <style:style style:name="T26" style:family="text">
      <style:text-properties officeooo:rsid="0083f027"/>
    </style:style>
    <style:style style:name="T27" style:family="text">
      <style:text-properties officeooo:rsid="00a5703c"/>
    </style:style>
    <style:style style:name="T28" style:family="text">
      <style:text-properties officeooo:rsid="00a6cd2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obeys API</text:span> </text:p>
      <text:p text:style-name="P1"/>
      <text:p text:style-name="P1"/>
      <text:p text:style-name="P24"><text:span text:style-name="T2">Technology : Node.Js</text:span></text:p>
      <text:p text:style-name="P24"><text:span text:style-name="T2">Framework : Express.JS, GraphiQL</text:span></text:p>
      <text:p text:style-name="P25"><text:span text:style-name="T5">Dependencies </text:span><text:span text:style-name="T2">: </text:span><text:span text:style-name="T16">axios,body-parser, cors,express, graphqlgraphql-playground-middleware-express, graphql-server-express, graphql-tag, graphql-tools, helmet, joi, merge-graphql-schemas, mysql2, sequelize, </text:span><text:span text:style-name="T21">nodemon, dotenv</text:span></text:p>
      <text:p text:style-name="P2"><text:span text:style-name="T2">Description : </text:span>In Sobeys, We already have Telus Health been ready. We just need to consume those from out API. Purpose of these api is to refill perscription and for this first, we need to lookup the perscrioption, If it is refillable then only we can refil it by using Telus Health API.</text:p>
      <text:p text:style-name="P2"/>
      <text:p text:style-name="P3">________________________________________________________________________________</text:p>
      <text:p text:style-name="P3"/>
      <text:p text:style-name="P11">1<text:span text:style-name="T14">) getDetailsByRXNumber : </text:span></text:p>
      <text:p text:style-name="P6"><text:span text:style-name="T4">Description :</text:span><text:span text:style-name="T24"> This api is used to fetch details like storeid, patientid, dob etc by RXNumber. We don’t have the same functioning api in TELUS HEALTH, because we need to have patient details before we procedd to perscription lookup. So we made this api of our internal purpose. Assuming all these details will be get on IVR already.</text:span></text:p>
      <text:p text:style-name="P6"/>
      <text:p text:style-name="P5"><text:span text:style-name="T3">URL : </text:span><text:span text:style-name="T15">http://host:port/getDetailsByRXNumber</text:span></text:p>
      <text:p text:style-name="P15">Method : <text:span text:style-name="T17">POST</text:span></text:p>
      <text:p text:style-name="P15">Request Param<text:span text:style-name="T23">eters</text:span> : </text:p>
      <text:p text:style-name="P10"><text:span text:style-name="T19"><text:tab/></text:span><text:span text:style-name="T18">a) </text:span><text:span text:style-name="T19">rxNum : </text:span><text:span text:style-name="T6">integer</text:span><text:span text:style-name="T10">($int32)</text:span><text:span text:style-name="T7"><text:tab/></text:span></text:p>
      <text:p text:style-name="P10"><text:span text:style-name="T7"/></text:p>
      <text:p text:style-name="P16">Request <text:span text:style-name="T23">Format</text:span> :<text:span text:style-name="T16"> {"rxNum":"dfge56"}</text:span></text:p>
      <text:p text:style-name="P16"><text:span text:style-name="T16"/></text:p>
      <text:p text:style-name="P15">Response : <text:span text:style-name="T16">{"data":{"storeId":"ST2345","patientId":"PT9876","dob":"2017-03-1988","patFirstName":"Atif","patLastName":"Hasan"}}</text:span></text:p>
      <text:p text:style-name="P2"/>
      <text:p text:style-name="P2">________________________________________________________________________________</text:p>
      <text:p text:style-name="P2"/>
      <text:p text:style-name="P12"><text:span text:style-name="T25">2) listStore : </text:span></text:p>
      <text:p text:style-name="P7"><text:span text:style-name="T4">Description :</text:span><text:span text:style-name="T24"> This api is used to fetch all stores.</text:span></text:p>
      <text:p text:style-name="P7"/>
      <text:p text:style-name="P7"><text:span text:style-name="T3">URL : </text:span><text:span text:style-name="T15">http://host:port/listStore</text:span></text:p>
      <text:p text:style-name="P17">Method : <text:span text:style-name="T20">GET</text:span></text:p>
      <text:p text:style-name="P17">Request <text:span text:style-name="T23">Format</text:span> :<text:span text:style-name="T16"> {}</text:span></text:p>
      <text:p text:style-name="P17"><text:span text:style-name="T16"/></text:p>
      <text:p text:style-name="P23"><text:span text:style-name="T2">Response : </text:span><text:span text:style-name="T16">{"data":{"storeList":[{"address1":"string","address2":"string","city":"string","corporateId":"string","defaultStoreLanguage":"string","email":"string","fax1":"string","fax2":"string","labelPrefix":"string","name":"string","pharmacyHoursOfOperation":[{"operatingDayTypeText":"string","operatingDayType":"string","operatingDate":"string","operatingHoursTypeText":"string","operatingHoursType":"string","openingTime":"string","closingTime":"string"}],"phone1":"string","phone2":"string","postal":"string","prov":"string","storeDownUserContactInformation":"string","storeDownUserMessage":"string","storeDownUserMessageValidUntil":"2019-01-03T08:20:01.368Z","storeHoursOfOperation":[{"operatingDayTypeText":"string","operatingDayType":"string","operatingDate":"string","operatingHoursTypeText":"string","operatingHoursType":"string","openingTime":"string","closingTime":"s</text:span><text:soft-page-break/><text:span text:style-name="T16">tring"}],"storeId":"string","storeNumber":"string","website":"string","windowsTimeZone":"string","latitude":0,"longitude":0,"supportsRxChainAttributes":true,"supportsUpdatingStoreDownMessages":true,"supportsAddNewRxToCart":true}]}}</text:span></text:p>
      <text:p text:style-name="P2"/>
      <text:p text:style-name="P4">________________________________________________________________________________</text:p>
      <text:p text:style-name="P4"/>
      <text:p text:style-name="P13"><text:span text:style-name="T26">3) lookupPerscrption : </text:span></text:p>
      <text:p text:style-name="P8"><text:span text:style-name="T4">Description :</text:span><text:span text:style-name="T24"> This api is used to lookup the perscription by some parameters.</text:span></text:p>
      <text:p text:style-name="P8"><text:span text:style-name="T3">URL : </text:span><text:span text:style-name="T15">http://host:port/lookupPerscrption</text:span></text:p>
      <text:p text:style-name="P18">Method : <text:span text:style-name="T22">POST</text:span></text:p>
      <text:p text:style-name="P19">Request Param<text:span text:style-name="T23">eters</text:span> : </text:p>
      <text:p text:style-name="P19"><text:span text:style-name="T16"><text:tab/></text:span><text:span text:style-name="T18">a) </text:span><text:span text:style-name="T7">rxBarcode<text:tab/>string</text:span></text:p>
      <text:p text:style-name="P20"><text:span text:style-name="T7"><text:tab/></text:span><text:span text:style-name="T11">b</text:span><text:span text:style-name="T12">)</text:span><text:span text:style-name="T8"> </text:span><text:span text:style-name="T7">storeId<text:tab/>string</text:span></text:p>
      <text:p text:style-name="P19"><text:span text:style-name="T7"><text:tab/></text:span><text:span text:style-name="T11">c)</text:span><text:span text:style-name="T8"> </text:span><text:span text:style-name="T7">rxNum<text:tab/>integer($int32)</text:span></text:p>
      <text:p text:style-name="P19"><text:span text:style-name="T7"><text:tab/></text:span><text:span text:style-name="T11">d)</text:span><text:span text:style-name="T8"> </text:span><text:span text:style-name="T7">patLastName<text:tab/>string</text:span></text:p>
      <text:p text:style-name="P19"><text:span text:style-name="T7"><text:tab/></text:span><text:span text:style-name="T11">e)</text:span><text:span text:style-name="T8"> </text:span><text:span text:style-name="T7">patBirthDate<text:tab/>string($date-time)</text:span></text:p>
      <text:p text:style-name="P19"><text:span text:style-name="T7"><text:tab/></text:span><text:span text:style-name="T11">f)</text:span><text:span text:style-name="T8"> </text:span><text:span text:style-name="T7">rxSecurityToken<text:tab/>string</text:span></text:p>
      <text:p text:style-name="P19"><text:span text:style-name="T7"/></text:p>
      <text:p text:style-name="P18">Request <text:span text:style-name="T23">Format</text:span> :<text:span text:style-name="T16"> {"storeId":"0077a42a-212b-4b1e-b3d1-1899079349e7","rxNum":1234567,"patLastName":"Smith","patBirthDate":"1967-08-30"}</text:span></text:p>
      <text:p text:style-name="P18"><text:span text:style-name="T16"/></text:p>
      <text:p text:style-name="P18">Response : <text:span text:style-name="T16">{"data":{"rx":{"isRefillable":true,"refillabilityMessage":"TEST","refillabilityMessageQualifier":"TEST","earliestRefillReadyDateValidUntil":"2019-01-04T11:08:56.821Z"}}}</text:span></text:p>
      <text:p text:style-name="P26"><text:span text:style-name="T16"/></text:p>
      <text:p text:style-name="P4"/>
      <text:p text:style-name="P14"><text:span text:style-name="T28">4) addRefill : </text:span></text:p>
      <text:p text:style-name="P9"><text:span text:style-name="T4">Description :</text:span><text:span text:style-name="T24"> This api is used to refill the perscription.</text:span></text:p>
      <text:p text:style-name="P9"><text:span text:style-name="T3">URL : </text:span><text:span text:style-name="T15">http://host:port/addRefill</text:span></text:p>
      <text:p text:style-name="P21">Method : <text:span text:style-name="T22">POST</text:span></text:p>
      <text:p text:style-name="P21">Request Param<text:span text:style-name="T23">eters</text:span> : </text:p>
      <text:p text:style-name="P21"><text:span text:style-name="T16"><text:tab/></text:span><text:span text:style-name="T18">a) </text:span><text:span text:style-name="T7">rxNum*<text:tab/><text:tab/><text:tab/><text:tab/><text:tab/><text:tab/>integer($int32)</text:span></text:p>
      <text:p text:style-name="P22"><text:span text:style-name="T7"><text:tab/></text:span><text:span text:style-name="T13">b)</text:span><text:span text:style-name="T9"> </text:span><text:span text:style-name="T7">securityToken*<text:tab/><text:tab/><text:tab/><text:tab/><text:tab/>string</text:span></text:p>
      <text:p text:style-name="P22"><text:span text:style-name="T7"><text:tab/></text:span><text:span text:style-name="T13">c)</text:span><text:span text:style-name="T9"> </text:span><text:span text:style-name="T7">refillReadyDateType*<text:tab/><text:tab/><text:tab/><text:tab/>string</text:span></text:p>
      <text:p text:style-name="P22"><text:span text:style-name="T7"><text:tab/></text:span><text:span text:style-name="T13">d)</text:span><text:span text:style-name="T9"> </text:span><text:span text:style-name="T7">refillReadyDateAbsoluteDateTime<text:tab/><text:tab/>string($date-time)</text:span></text:p>
      <text:p text:style-name="P22"><text:span text:style-name="T7"><text:tab/></text:span><text:span text:style-name="T13">e)</text:span><text:span text:style-name="T9"> </text:span><text:span text:style-name="T7">refillReadyDateRelativeMinutesFromNow<text:tab/>integer($int32)</text:span></text:p>
      <text:p text:style-name="P22"><text:span text:style-name="T7"><text:tab/></text:span><text:span text:style-name="T13">f)</text:span><text:span text:style-name="T9"> </text:span><text:span text:style-name="T7">deliveryRouteType*<text:tab/><text:tab/><text:tab/><text:tab/>string</text:span></text:p>
      <text:p text:style-name="P22"><text:span text:style-name="T7"><text:tab/></text:span><text:span text:style-name="T13">g)</text:span><text:span text:style-name="T9"> </text:span><text:span text:style-name="T7">comment<text:tab/><text:tab/><text:tab/><text:tab/><text:tab/><text:tab/>string</text:span></text:p>
      <text:p text:style-name="P22"><text:span text:style-name="T7"><text:tab/></text:span><text:span text:style-name="T13">h)</text:span><text:span text:style-name="T9"> </text:span><text:span text:style-name="T7">storeId*<text:tab/><text:tab/><text:tab/><text:tab/><text:tab/><text:tab/>string($uuid)</text:span></text:p>
      <text:p text:style-name="P21"><text:span text:style-name="T7"><text:tab/></text:span><text:span text:style-name="T13">i)</text:span><text:span text:style-name="T9"> </text:span><text:span text:style-name="T7">workOrderComment<text:tab/><text:tab/><text:tab/><text:tab/><text:tab/>string</text:span></text:p>
      <text:p text:style-name="P21"><text:span text:style-name="T7"><text:tab/></text:span><text:span text:style-name="T13">j)</text:span><text:span text:style-name="T9"> </text:span><text:span text:style-name="T7">callbackPhoneNumber<text:tab/><text:tab/><text:tab/><text:tab/>string</text:span></text:p>
      <text:p text:style-name="P21"><text:span text:style-name="T7"/></text:p>
      <text:p text:style-name="P21">Request <text:span text:style-name="T23">Format</text:span> :<text:span text:style-name="T16"> {"refillRxList":[{"rxNum":2467,"securityToken":"fgdfgfdgdfgfd","refillReadyDateType":"gdfgfdgf","refillReadyDateAbsoluteDateTime":"2019-01-01","refillReadyDateRelativeMinutesFromNow":987654320,"deliveryRouteType":"smnbfvdsd","comment":"dskfjshfksdhfkjshfkjsdhfjsdhfkjsdhfj"}],"storeId":"dfgthfghg5435","workOrderComment":"sdgfjhukngbgf","callbackPhoneNumber":"325468799"}</text:span></text:p>
      <text:p text:style-name="P21"><text:span text:style-name="T16"/></text:p>
      <text:p text:style-name="P21">Response : <text:span text:style-name="T16">{"status": "Success","orderId": "#BJ7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1T12:35:59.471816794</meta:creation-date>
    <dc:date>2019-01-11T13:10:38.030969878</dc:date>
    <meta:editing-duration>PT34M13S</meta:editing-duration>
    <meta:editing-cycles>50</meta:editing-cycles>
    <meta:generator>LibreOffice/6.0.7.3$Linux_X86_64 LibreOffice_project/00m0$Build-3</meta:generator>
    <meta:document-statistic meta:table-count="0" meta:image-count="0" meta:object-count="0" meta:page-count="2" meta:paragraph-count="52" meta:word-count="298" meta:character-count="4235" meta:non-whitespace-character-count="3930"/>
  </office:meta>
</office:document-meta>
</file>